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c7725" officeooo:paragraph-rsid="000c7725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dfaff" officeooo:paragraph-rsid="000dfaff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e4e22" officeooo:paragraph-rsid="000e4e22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19fc6" officeooo:paragraph-rsid="00119fc6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0fc0c4" officeooo:paragraph-rsid="000fc0c4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42313" officeooo:paragraph-rsid="0014231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42313" officeooo:paragraph-rsid="00142313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faff"/>
    </style:style>
    <style:style style:name="T3" style:family="text">
      <style:text-properties officeooo:rsid="000e4e22"/>
    </style:style>
    <style:style style:name="T4" style:family="text">
      <style:text-properties officeooo:rsid="000fc0c4"/>
    </style:style>
    <style:style style:name="T5" style:family="text">
      <style:text-properties officeooo:rsid="00119fc6"/>
    </style:style>
    <style:style style:name="T6" style:family="text">
      <style:text-properties officeooo:rsid="0014c4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RPS<text:span text:style-name="T6">(</text:span>+<text:span text:style-name="T6">)</text:span></text:p>
      <text:p text:style-name="P2"/>
      <text:p text:style-name="P2"/>
      <text:p text:style-name="P2"/>
      <text:list xml:id="list5439768777927212344" text:style-name="L1">
        <text:list-item>
          <text:p text:style-name="P3"><text:span text:style-name="T1">F</text:span>unctionality <text:span text:style-name="T3">(Hvad kunden vil have)</text:span></text:p>
          <text:list>
            <text:list-item>
              <text:p text:style-name="P3"><text:span text:style-name="T2">Tilføj</text:span>, <text:span text:style-name="T2">slet</text:span>, <text:span text:style-name="T2">rediger and filtrér medlemmer. </text:span></text:p>
            </text:list-item>
            <text:list-item>
              <text:p text:style-name="P4">Oversigt og håndter<text:span text:style-name="T4">in</text:span>g af betaling <text:span text:style-name="T5">(PIBS)</text:span>.</text:p>
            </text:list-item>
            <text:list-item>
              <text:p text:style-name="P4">Konkurrence overblik og liste af konkurrenter.</text:p>
            </text:list-item>
            <text:list-item>
              <text:p text:style-name="P5">Programmet skal være nemt og hurtigt at bruge.</text:p>
            </text:list-item>
            <text:list-item>
              <text:p text:style-name="P6">Tjek for duplikationer ved oprettelse / redigering</text:p>
            </text:list-item>
          </text:list>
        </text:list-item>
        <text:list-item>
          <text:p text:style-name="P3"><text:span text:style-name="T1">U</text:span>sability <text:span text:style-name="T3">(Hvor effektivt er programmet? Er det acceptabelt? Er dokumentationen i orden?)</text:span></text:p>
          <text:list>
            <text:list-item>
              <text:p text:style-name="P8">[Kan svares på, når programmet er færdigudviklet].</text:p>
            </text:list-item>
          </text:list>
        </text:list-item>
        <text:list-item>
          <text:p text:style-name="P3"><text:span text:style-name="T1">R</text:span>eliability <text:span text:style-name="T3">(Maksimale downtime? Fejl er forudsigelige? Hvordan kan det recovers?) </text:span></text:p>
          <text:list>
            <text:list-item>
              <text:p text:style-name="P5">Medlemmer gemmes i en database, så eventuel downtime resulterer ikke i mistet data.</text:p>
            </text:list-item>
            <text:list-item>
              <text:p text:style-name="P7">Det kan reddes ved, at programmet genstartes og sidste handling inden fejlen rapporteres til fiks.</text:p>
            </text:list-item>
          </text:list>
        </text:list-item>
        <text:list-item>
          <text:p text:style-name="P3"><text:span text:style-name="T1">P</text:span>erformance <text:span text:style-name="T5">(Hvor hurtigt er programmet? Højeste responstid? Proccessor forbrug?)</text:span></text:p>
          <text:list>
            <text:list-item>
              <text:p text:style-name="P6">Det er et lille logistik program, så der forventes hurtig responstid og lavt forbrug af processor og RAM, dvs. det er et hurtigt program.</text:p>
            </text:list-item>
          </text:list>
        </text:list-item>
        <text:list-item>
          <text:p text:style-name="P3"><text:span text:style-name="T1">S</text:span>upportabilit<text:span text:style-name="T4">y (Kan det testes, udbygges, vedligeholdes, installeres, konfigureres eller overvåges?) </text:span></text:p>
          <text:list>
            <text:list-item>
              <text:p text:style-name="P8">[Kan svares på, når programmet er videreudviklet].</text:p>
            </text:list-item>
          </text:list>
        </text:list-item>
      </text:list>
      <text:p text:style-name="P9"/>
      <text:p text:style-name="P9"/>
      <text:p text:style-name="P9"/>
      <text:p text:style-name="P9">Plusdelen (+) i FURPS modellen virker umiddelbart ikke som noget, der er af større vigtighed.</text:p>
      <text:p text:style-name="P9"/>
      <text:p text:style-name="P9"><text:a xlink:type="simple" xlink:href="http://agileinaflash.blogspot.dk/2009/04/furps.html" text:style-name="Internet_20_link" text:visited-style-name="Visited_20_Internet_20_Link">http://agileinaflash.blogspot.dk/2009/04/furps.html</text:a> (skabel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0:48:22.660242519</meta:creation-date>
    <dc:date>2016-11-23T15:27:01.292081031</dc:date>
    <meta:editing-duration>PT21M1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78" meta:character-count="1216" meta:non-whitespace-character-count="1068"/>
  </office:meta>
</office:document-meta>
</file>